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Verdana" svg:font-family="Verdan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2b578" officeooo:paragraph-rsid="0012b578"/>
    </style:style>
    <style:style style:name="P2" style:family="paragraph" style:parent-style-name="Subtitle">
      <style:text-properties officeooo:rsid="0012b578" officeooo:paragraph-rsid="0012b578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style:text-properties fo:color="#000000" officeooo:paragraph-rsid="0013cee8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/>
    </style:style>
    <style:style style:name="P8" style:family="paragraph" style:parent-style-name="Text_20_body">
      <style:text-properties officeooo:rsid="0013cee8" officeooo:paragraph-rsid="0013cee8"/>
    </style:style>
    <style:style style:name="P9" style:family="paragraph" style:parent-style-name="Text_20_body">
      <style:text-properties fo:font-style="italic" officeooo:rsid="0015a244" officeooo:paragraph-rsid="0015a244" style:font-style-asian="italic" style:font-style-complex="italic"/>
    </style:style>
    <style:style style:name="P10" style:family="paragraph" style:parent-style-name="Text_20_body">
      <style:text-properties fo:font-style="normal" officeooo:rsid="00197dd9" officeooo:paragraph-rsid="00197dd9" style:font-style-asian="normal" style:font-style-complex="normal"/>
    </style:style>
    <style:style style:name="P11" style:family="paragraph" style:parent-style-name="Heading_20_1">
      <style:text-properties officeooo:rsid="0012b578" officeooo:paragraph-rsid="0012b578"/>
    </style:style>
    <style:style style:name="T1" style:family="text">
      <style:text-properties officeooo:rsid="0015a244"/>
    </style:style>
    <style:style style:name="T2" style:family="text">
      <style:text-properties fo:color="#800000" fo:font-weight="bold"/>
    </style:style>
    <style:style style:name="T3" style:family="text">
      <style:text-properties fo:color="#800080"/>
    </style:style>
    <style:style style:name="T4" style:family="text">
      <style:text-properties fo:color="#bb7977"/>
    </style:style>
    <style:style style:name="T5" style:family="text">
      <style:text-properties fo:color="#bb7977" fo:font-weight="bold"/>
    </style:style>
    <style:style style:name="T6" style:family="text">
      <style:text-properties fo:color="#808030"/>
    </style:style>
    <style:style style:name="T7" style:family="text">
      <style:text-properties fo:color="#7f9fbf" fo:font-weight="bold"/>
    </style:style>
    <style:style style:name="T8" style:family="text">
      <style:text-properties fo:color="#008c00"/>
    </style:style>
    <style:style style:name="T9" style:family="text">
      <style:text-properties fo:color="#0000e6"/>
    </style:style>
    <style:style style:name="T10" style:family="text">
      <style:text-properties fo:color="#004a43"/>
    </style:style>
    <style:style style:name="T11" style:family="text">
      <style:text-properties fo:color="#696969"/>
    </style:style>
    <style:style style:name="T12" style:family="text">
      <style:text-properties officeooo:rsid="001c0386"/>
    </style:style>
    <style:style style:name="T13" style:family="text">
      <style:text-properties fo:color="#00000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współbieżności</text:p>
      <text:p text:style-name="P2">Andrzej Ratajczak</text:p>
      <text:p text:style-name="P2">Laboratorium 5</text:p>
      <text:h text:style-name="P11" text:outline-level="1">1. Problem czytelników i pisarzy</text:h>
      <text:p text:style-name="P8">Do realizacji zadania wykorzystałem 3 semafory. Jeden semafor broni dostępu do samego zasobu. <text:span text:style-name="T1">Drugi jest odpowiedzialny za kolejke procesów wspępujacych do sekcji krytycznej. Jeżeli jakiś pisarz zgłosi chęć pisania nie wchodzą kolejni czytelnicy. Trzeci pilnuje by operacje na liczbie aktualnych czytelników były atomiczne.</text:span></text:p>
      <text:p text:style-name="P4"><text:span text:style-name="T2">package</text:span><text:span text:style-name="T10"> lab5</text:span><text:span text:style-name="T6">.</text:span><text:span text:style-name="T10">src</text:span><text:span text:style-name="T6">.</text:span><text:span text:style-name="T10">ReadersWriters</text:span><text:span text:style-name="T3">;</text:span></text:p>
      <text:p text:style-name="P6"/>
      <text:p text:style-name="P3"><text:span text:style-name="T2">import</text:span><text:span text:style-name="T10"> java</text:span><text:span text:style-name="T6">.</text:span><text:span text:style-name="T10">util</text:span><text:span text:style-name="T6">.</text:span><text:span text:style-name="T10">concurrent</text:span><text:span text:style-name="T6">.</text:span><text:span text:style-name="T10">Semaphore</text:span><text:span text:style-name="T3">;</text:span></text:p>
      <text:p text:style-name="P3"><text:span text:style-name="T2">import</text:span><text:span text:style-name="T10"> java</text:span><text:span text:style-name="T6">.</text:span><text:span text:style-name="T10">util</text:span><text:span text:style-name="T6">.</text:span><text:span text:style-name="T10">concurrent</text:span><text:span text:style-name="T6">.</text:span><text:span text:style-name="T10">atomic</text:span><text:span text:style-name="T6">.</text:span><text:span text:style-name="T10">AtomicInteger</text:span><text:span text:style-name="T3">;</text:span></text:p>
      <text:p text:style-name="P6"/>
      <text:p text:style-name="P3"><text:span text:style-name="T2">class</text:span> Reader <text:span text:style-name="T2">extends</text:span> Thread <text:span text:style-name="T3">{</text:span></text:p>
      <text:p text:style-name="P6"/>
      <text:p text:style-name="P3"><text:s text:c="4"/><text:span text:style-name="T2">private</text:span> <text:span text:style-name="T5">Semaphore</text:span> resourceAccess<text:span text:style-name="T3">;</text:span></text:p>
      <text:p text:style-name="P3"><text:s text:c="4"/><text:span text:style-name="T2">private</text:span> <text:span text:style-name="T5">Semaphore</text:span> readCountAccess<text:span text:style-name="T3">;</text:span></text:p>
      <text:p text:style-name="P3"><text:s text:c="4"/><text:span text:style-name="T2">private</text:span> <text:span text:style-name="T5">Semaphore</text:span> serviceQueue<text:span text:style-name="T3">;</text:span></text:p>
      <text:p text:style-name="P3"><text:s text:c="4"/><text:span text:style-name="T2">private</text:span> <text:span text:style-name="T5">AtomicInteger</text:span> readerCount<text:span text:style-name="T3">;</text:span></text:p>
      <text:p text:style-name="P6"/>
      <text:p text:style-name="P3"><text:s text:c="4"/><text:span text:style-name="T2">public</text:span> <text:span text:style-name="T5">Reader</text:span><text:span text:style-name="T6">(</text:span><text:span text:style-name="T5">Semaphore</text:span> resourceAccess<text:span text:style-name="T6">,</text:span> <text:span text:style-name="T5">Semaphore</text:span> readCountAccess<text:span text:style-name="T6">,</text:span> <text:span text:style-name="T5">Semaphore</text:span> serviceQueue<text:span text:style-name="T6">,</text:span> <text:span text:style-name="T5">AtomicInteger</text:span> readerCount<text:span text:style-name="T6">)</text:span> <text:span text:style-name="T3">{</text:span></text:p>
      <text:p text:style-name="P3"><text:s text:c="8"/><text:span text:style-name="T2">this</text:span><text:span text:style-name="T6">.</text:span>resourceAccess <text:span text:style-name="T6">=</text:span> resourceAccess<text:span text:style-name="T3">;</text:span></text:p>
      <text:p text:style-name="P3"><text:s text:c="8"/><text:span text:style-name="T2">this</text:span><text:span text:style-name="T6">.</text:span>readCountAccess <text:span text:style-name="T6">=</text:span> readCountAccess<text:span text:style-name="T3">;</text:span></text:p>
      <text:p text:style-name="P3"><text:s text:c="8"/><text:span text:style-name="T2">this</text:span><text:span text:style-name="T6">.</text:span>serviceQueue <text:span text:style-name="T6">=</text:span> serviceQueue<text:span text:style-name="T3">;</text:span></text:p>
      <text:p text:style-name="P3"><text:s text:c="8"/><text:span text:style-name="T2">this</text:span><text:span text:style-name="T6">.</text:span>readerCount <text:span text:style-name="T6">=</text:span> readerCount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7">@Override</text:span></text:p>
      <text:p text:style-name="P3"><text:s text:c="4"/><text:span text:style-name="T2">public</text:span> <text:span text:style-name="T4">void</text:span> run<text:span text:style-name="T6">()</text:span> <text:span text:style-name="T3">{</text:span></text:p>
      <text:p text:style-name="P3"><text:s text:c="8"/><text:span text:style-name="T2">try</text:span> <text:span text:style-name="T3">{</text:span></text:p>
      <text:p text:style-name="P3"><text:s text:c="12"/>serviceQueue<text:span text:style-name="T6">.</text:span>acquire<text:span text:style-name="T6">()</text:span><text:span text:style-name="T3">;</text:span></text:p>
      <text:p text:style-name="P3"><text:s text:c="12"/>readCountAccess<text:span text:style-name="T6">.</text:span>acquire<text:span text:style-name="T6">()</text:span><text:span text:style-name="T3">;</text:span></text:p>
      <text:p text:style-name="P6"/>
      <text:p text:style-name="P3"><text:s text:c="12"/><text:span text:style-name="T2">if</text:span> <text:span text:style-name="T6">(</text:span>readerCount<text:span text:style-name="T6">.</text:span>get<text:span text:style-name="T6">()</text:span> <text:span text:style-name="T6">==</text:span> <text:span text:style-name="T8">0</text:span><text:span text:style-name="T6">)</text:span> <text:span text:style-name="T3">{</text:span></text:p>
      <text:p text:style-name="P3"><text:s text:c="16"/>resourceAccess<text:span text:style-name="T6">.</text:span>acquire<text:span text:style-name="T6">()</text:span><text:span text:style-name="T3">;</text:span></text:p>
      <text:p text:style-name="P3"><text:s text:c="12"/><text:span text:style-name="T3">}</text:span></text:p>
      <text:p text:style-name="P3"><text:s text:c="12"/>readerCount<text:span text:style-name="T6">.</text:span>addAndGet<text:span text:style-name="T6">(</text:span><text:span text:style-name="T8">1</text:span><text:span text:style-name="T6">)</text:span><text:span text:style-name="T3">;</text:span></text:p>
      <text:p text:style-name="P3"><text:s text:c="12"/>serviceQueue<text:span text:style-name="T6">.</text:span>release<text:span text:style-name="T6">()</text:span><text:span text:style-name="T3">;</text:span></text:p>
      <text:p text:style-name="P3"><text:s text:c="12"/>readCountAccess<text:span text:style-name="T6">.</text:span>release<text:span text:style-name="T6">()</text:span><text:span text:style-name="T3">;</text:span></text:p>
      <text:p text:style-name="P3"><text:s text:c="12"/><text:span text:style-name="T11">//System.out.println("Thread "+Thread.currentThread().getName() + " is READING");</text:span></text:p>
      <text:p text:style-name="P3"><text:s text:c="12"/><text:span text:style-name="T5">Thread</text:span><text:span text:style-name="T6">.</text:span>sleep<text:span text:style-name="T6">(</text:span><text:span text:style-name="T8">500</text:span><text:span text:style-name="T6">)</text:span><text:span text:style-name="T3">;</text:span></text:p>
      <text:p text:style-name="P3"><text:s text:c="12"/><text:span text:style-name="T11">//System.out.println("Thread "+Thread.currentThread().getName() + " leaves");</text:span></text:p>
      <text:p text:style-name="P6"/>
      <text:p text:style-name="P3"><text:s text:c="12"/>readCountAccess<text:span text:style-name="T6">.</text:span>acquire<text:span text:style-name="T6">()</text:span><text:span text:style-name="T3">;</text:span></text:p>
      <text:p text:style-name="P3"><text:s text:c="12"/>readerCount<text:span text:style-name="T6">.</text:span>addAndGet<text:span text:style-name="T6">(-</text:span><text:span text:style-name="T8">1</text:span><text:span text:style-name="T6">)</text:span><text:span text:style-name="T3">;</text:span></text:p>
      <text:p text:style-name="P3"><text:s text:c="12"/><text:span text:style-name="T2">if</text:span><text:span text:style-name="T6">(</text:span>readerCount<text:span text:style-name="T6">.</text:span>get<text:span text:style-name="T6">()</text:span> <text:span text:style-name="T6">==</text:span> <text:span text:style-name="T8">0</text:span><text:span text:style-name="T6">)</text:span> <text:span text:style-name="T3">{</text:span></text:p>
      <text:p text:style-name="P3"><text:s text:c="16"/>resourceAccess<text:span text:style-name="T6">.</text:span>release<text:span text:style-name="T6">()</text:span><text:span text:style-name="T3">;</text:span></text:p>
      <text:p text:style-name="P3"><text:s text:c="12"/><text:span text:style-name="T3">}</text:span></text:p>
      <text:p text:style-name="P3"><text:s text:c="12"/>readCountAccess<text:span text:style-name="T6">.</text:span>release<text:span text:style-name="T6">()</text:span><text:span text:style-name="T3">;</text:span></text:p>
      <text:p text:style-name="P3"><text:soft-page-break/><text:s text:c="8"/><text:span text:style-name="T3">}</text:span> <text:span text:style-name="T2">catch</text:span> <text:span text:style-name="T6">(</text:span><text:span text:style-name="T5">InterruptedException</text:span> e<text:span text:style-name="T6">)</text:span> <text:span text:style-name="T3">{</text:span></text:p>
      <text:p text:style-name="P3"><text:s text:c="12"/><text:span text:style-name="T5">System</text:span><text:span text:style-name="T6">.</text:span>out<text:span text:style-name="T6">.</text:span>println<text:span text:style-name="T6">(</text:span>e<text:span text:style-name="T6">.</text:span>getMessage<text:span text:style-name="T6">()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3"><text:span text:style-name="T2">class</text:span> Writer <text:span text:style-name="T2">extends</text:span> Thread <text:span text:style-name="T3">{</text:span></text:p>
      <text:p text:style-name="P6"/>
      <text:p text:style-name="P3"><text:s text:c="4"/><text:span text:style-name="T2">private</text:span> <text:span text:style-name="T5">Semaphore</text:span> resourceAccess<text:span text:style-name="T3">;</text:span></text:p>
      <text:p text:style-name="P3"><text:s text:c="4"/><text:span text:style-name="T2">private</text:span> <text:span text:style-name="T5">Semaphore</text:span> readCountAccess<text:span text:style-name="T3">;</text:span></text:p>
      <text:p text:style-name="P3"><text:s text:c="4"/><text:span text:style-name="T2">private</text:span> <text:span text:style-name="T5">Semaphore</text:span> serviceQueue<text:span text:style-name="T3">;</text:span></text:p>
      <text:p text:style-name="P6"/>
      <text:p text:style-name="P3"><text:s text:c="4"/><text:span text:style-name="T2">public</text:span> <text:span text:style-name="T5">Writer</text:span><text:span text:style-name="T6">(</text:span><text:span text:style-name="T5">Semaphore</text:span> resourceAccess<text:span text:style-name="T6">,</text:span> <text:span text:style-name="T5">Semaphore</text:span> readCountAccess<text:span text:style-name="T6">,</text:span> <text:span text:style-name="T5">Semaphore</text:span> serviceQueue<text:span text:style-name="T6">)</text:span> <text:span text:style-name="T3">{</text:span></text:p>
      <text:p text:style-name="P3"><text:s text:c="8"/><text:span text:style-name="T2">this</text:span><text:span text:style-name="T6">.</text:span>resourceAccess <text:span text:style-name="T6">=</text:span> resourceAccess<text:span text:style-name="T3">;</text:span></text:p>
      <text:p text:style-name="P3"><text:s text:c="8"/><text:span text:style-name="T2">this</text:span><text:span text:style-name="T6">.</text:span>readCountAccess <text:span text:style-name="T6">=</text:span> readCountAccess<text:span text:style-name="T3">;</text:span></text:p>
      <text:p text:style-name="P3"><text:s text:c="8"/><text:span text:style-name="T2">this</text:span><text:span text:style-name="T6">.</text:span>serviceQueue <text:span text:style-name="T6">=</text:span> serviceQueue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7">@Override</text:span></text:p>
      <text:p text:style-name="P3"><text:s text:c="4"/><text:span text:style-name="T2">public</text:span> <text:span text:style-name="T4">void</text:span> run<text:span text:style-name="T6">()</text:span> <text:span text:style-name="T3">{</text:span></text:p>
      <text:p text:style-name="P3"><text:s text:c="8"/><text:span text:style-name="T2">try</text:span> <text:span text:style-name="T3">{</text:span></text:p>
      <text:p text:style-name="P3"><text:s text:c="12"/>serviceQueue<text:span text:style-name="T6">.</text:span>acquire<text:span text:style-name="T6">()</text:span><text:span text:style-name="T3">;</text:span></text:p>
      <text:p text:style-name="P3"><text:s text:c="12"/>resourceAccess<text:span text:style-name="T6">.</text:span>acquire<text:span text:style-name="T6">()</text:span><text:span text:style-name="T3">;</text:span></text:p>
      <text:p text:style-name="P3"><text:s text:c="12"/>serviceQueue<text:span text:style-name="T6">.</text:span>release<text:span text:style-name="T6">()</text:span><text:span text:style-name="T3">;</text:span></text:p>
      <text:p text:style-name="P3"><text:s text:c="12"/><text:span text:style-name="T11">//System.out.println("Thread "+Thread.currentThread().getName() + " is WRITING");</text:span></text:p>
      <text:p text:style-name="P3"><text:s text:c="12"/><text:span text:style-name="T5">Thread</text:span><text:span text:style-name="T6">.</text:span>sleep<text:span text:style-name="T6">(</text:span><text:span text:style-name="T8">500</text:span><text:span text:style-name="T6">)</text:span><text:span text:style-name="T3">;</text:span></text:p>
      <text:p text:style-name="P3"><text:s text:c="12"/><text:span text:style-name="T11">//System.out.println("Thread "+Thread.currentThread().getName() + " leaves");</text:span></text:p>
      <text:p text:style-name="P3"><text:s text:c="12"/>resourceAccess<text:span text:style-name="T6">.</text:span>release<text:span text:style-name="T6">()</text:span><text:span text:style-name="T3">;</text:span></text:p>
      <text:p text:style-name="P3"><text:s text:c="8"/><text:span text:style-name="T3">}</text:span> <text:span text:style-name="T2">catch</text:span> <text:span text:style-name="T6">(</text:span><text:span text:style-name="T5">InterruptedException</text:span> e<text:span text:style-name="T6">)</text:span> <text:span text:style-name="T3">{</text:span></text:p>
      <text:p text:style-name="P3"><text:s text:c="12"/><text:span text:style-name="T5">System</text:span><text:span text:style-name="T6">.</text:span>out<text:span text:style-name="T6">.</text:span>println<text:span text:style-name="T6">(</text:span>e<text:span text:style-name="T6">.</text:span>getMessage<text:span text:style-name="T6">()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3"><text:span text:style-name="T2">public</text:span> <text:span text:style-name="T2">class</text:span> Main <text:span text:style-name="T3">{</text:span></text:p>
      <text:p text:style-name="P6"/>
      <text:p text:style-name="P3"><text:s text:c="4"/><text:span text:style-name="T2">public</text:span> <text:span text:style-name="T2">static</text:span> <text:span text:style-name="T4">void</text:span> main<text:span text:style-name="T6">(</text:span><text:span text:style-name="T5">String</text:span><text:span text:style-name="T6">[]</text:span> args<text:span text:style-name="T6">)</text:span> <text:span text:style-name="T2">throws</text:span> <text:span text:style-name="T5">Exception</text:span> <text:span text:style-name="T3">{</text:span></text:p>
      <text:p text:style-name="P6"/>
      <text:p text:style-name="P3"><text:s text:c="8"/><text:span text:style-name="T5">Semaphore</text:span> resourceAccess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Semaphore</text:span> readCountAccess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Semaphore</text:span> serviceQueue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AtomicInteger</text:span> readCount <text:span text:style-name="T6">=</text:span> <text:span text:style-name="T2">new</text:span> <text:span text:style-name="T5">AtomicInteger</text:span><text:span text:style-name="T6">(</text:span><text:span text:style-name="T8">0</text:span><text:span text:style-name="T6">)</text:span><text:span text:style-name="T3">;</text:span></text:p>
      <text:p text:style-name="P6"/>
      <text:p text:style-name="P6"/>
      <text:p text:style-name="P3"><text:s text:c="8"/><text:span text:style-name="T2">for</text:span><text:span text:style-name="T6">(</text:span><text:span text:style-name="T4">int</text:span> k <text:span text:style-name="T6">=</text:span> <text:span text:style-name="T8">1</text:span><text:span text:style-name="T3">;</text:span> k <text:span text:style-name="T6">&lt;</text:span> <text:span text:style-name="T8">10</text:span><text:span text:style-name="T3">;</text:span> k<text:span text:style-name="T6">++)</text:span> <text:span text:style-name="T3">{</text:span></text:p>
      <text:p text:style-name="P3"><text:s text:c="12"/><text:span text:style-name="T4">int</text:span> readersCount <text:span text:style-name="T6">=</text:span> k<text:span text:style-name="T6">*</text:span><text:span text:style-name="T8">10</text:span><text:span text:style-name="T3">;</text:span></text:p>
      <text:p text:style-name="P3"><text:s text:c="12"/><text:span text:style-name="T4">int</text:span> writersCount <text:span text:style-name="T6">=</text:span> k<text:span text:style-name="T3">;</text:span></text:p>
      <text:p text:style-name="P3"><text:s text:c="12"/><text:span text:style-name="T5">Reader</text:span><text:span text:style-name="T6">[]</text:span> readers <text:span text:style-name="T6">=</text:span> <text:span text:style-name="T2">new</text:span> <text:span text:style-name="T5">Reader</text:span><text:span text:style-name="T6">[</text:span>readersCount<text:span text:style-name="T6">]</text:span><text:span text:style-name="T3">;</text:span></text:p>
      <text:p text:style-name="P3"><text:s text:c="12"/><text:span text:style-name="T5">Writer</text:span><text:span text:style-name="T6">[]</text:span> writers <text:span text:style-name="T6">=</text:span> <text:span text:style-name="T2">new</text:span> <text:span text:style-name="T5">Writer</text:span><text:span text:style-name="T6">[</text:span>writersCount<text:span text:style-name="T6">]</text:span><text:span text:style-name="T3">;</text:span></text:p>
      <text:p text:style-name="P6"/>
      <text:p text:style-name="P3"><text:s text:c="12"/><text:span text:style-name="T4">long</text:span> 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12"/><text:span text:style-name="T2">for</text:span> <text:span text:style-name="T6">(</text:span><text:span text:style-name="T4">int</text:span> j <text:span text:style-name="T6">=</text:span> <text:span text:style-name="T8">0</text:span><text:span text:style-name="T3">;</text:span> j <text:span text:style-name="T6">&lt;</text:span> k<text:span text:style-name="T3">;</text:span> j<text:span text:style-name="T6">++)</text:span> <text:span text:style-name="T3">{</text:span></text:p>
      <text:p text:style-name="P3"><text:s text:c="16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readersCount <text:span text:style-name="T6">/</text:span> k<text:span text:style-name="T3">;</text:span> i<text:span text:style-name="T6">++)</text:span> <text:span text:style-name="T3">{</text:span></text:p>
      <text:p text:style-name="P3"><text:s text:c="20"/>readers<text:span text:style-name="T6">[</text:span>j <text:span text:style-name="T6">*</text:span> <text:span text:style-name="T8">10</text:span> <text:span text:style-name="T6">+</text:span> i<text:span text:style-name="T6">]</text:span> <text:span text:style-name="T6">=</text:span> <text:span text:style-name="T2">new</text:span> <text:span text:style-name="T5">Reader</text:span><text:span text:style-name="T6">(</text:span>resourceAccess<text:span text:style-name="T6">,</text:span> readCountAccess<text:span text:style-name="T6">,</text:span> serviceQueue<text:span text:style-name="T6">,</text:span> readCount<text:span text:style-name="T6">)</text:span><text:span text:style-name="T3">;</text:span></text:p>
      <text:p text:style-name="P3"><text:s text:c="20"/>readers<text:span text:style-name="T6">[</text:span>j <text:span text:style-name="T6">*</text:span> <text:span text:style-name="T8">10</text:span> <text:span text:style-name="T6">+</text:span> i<text:span text:style-name="T6">].</text:span>start<text:span text:style-name="T6">()</text:span><text:span text:style-name="T3">;</text:span></text:p>
      <text:p text:style-name="P3"><text:s text:c="16"/><text:span text:style-name="T3">}</text:span></text:p>
      <text:p text:style-name="P6"/>
      <text:p text:style-name="P3"><text:s text:c="16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writersCount <text:span text:style-name="T6">/</text:span> k<text:span text:style-name="T3">;</text:span> i<text:span text:style-name="T6">++)</text:span> <text:span text:style-name="T3">{</text:span></text:p>
      <text:p text:style-name="P3"><text:soft-page-break/><text:s text:c="20"/>writers<text:span text:style-name="T6">[</text:span>j<text:span text:style-name="T6">]</text:span> <text:span text:style-name="T6">=</text:span> <text:span text:style-name="T2">new</text:span> <text:span text:style-name="T5">Writer</text:span><text:span text:style-name="T6">(</text:span>resourceAccess<text:span text:style-name="T6">,</text:span> readCountAccess<text:span text:style-name="T6">,</text:span> serviceQueue<text:span text:style-name="T6">)</text:span><text:span text:style-name="T3">;</text:span></text:p>
      <text:p text:style-name="P3"><text:s text:c="20"/>writers<text:span text:style-name="T6">[</text:span>j<text:span text:style-name="T6">].</text:span>start<text:span text:style-name="T6">()</text:span><text:span text:style-name="T3">;</text:span></text:p>
      <text:p text:style-name="P3"><text:s text:c="16"/><text:span text:style-name="T3">}</text:span></text:p>
      <text:p text:style-name="P3"><text:s text:c="12"/><text:span text:style-name="T3">}</text:span></text:p>
      <text:p text:style-name="P6"/>
      <text:p text:style-name="P3"><text:s text:c="12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readersCount<text:span text:style-name="T3">;</text:span> i<text:span text:style-name="T6">++)</text:span> <text:span text:style-name="T3">{</text:span></text:p>
      <text:p text:style-name="P3"><text:s text:c="16"/>readers<text:span text:style-name="T6">[</text:span>i<text:span text:style-name="T6">].</text:span>join<text:span text:style-name="T6">()</text:span><text:span text:style-name="T3">;</text:span></text:p>
      <text:p text:style-name="P3"><text:s text:c="12"/><text:span text:style-name="T3">}</text:span></text:p>
      <text:p text:style-name="P6"/>
      <text:p text:style-name="P3"><text:s text:c="12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writersCount<text:span text:style-name="T3">;</text:span> i<text:span text:style-name="T6">++)</text:span> <text:span text:style-name="T3">{</text:span></text:p>
      <text:p text:style-name="P3"><text:s text:c="16"/>writers<text:span text:style-name="T6">[</text:span>i<text:span text:style-name="T6">].</text:span>join<text:span text:style-name="T6">()</text:span><text:span text:style-name="T3">;</text:span></text:p>
      <text:p text:style-name="P3"><text:s text:c="12"/><text:span text:style-name="T3">}</text:span></text:p>
      <text:p text:style-name="P6"/>
      <text:p text:style-name="P3"><text:s text:c="12"/><text:span text:style-name="T4">long</text:span> 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12"/><text:span text:style-name="T5">System</text:span><text:span text:style-name="T6">.</text:span>out<text:span text:style-name="T6">.</text:span>println<text:span text:style-name="T6">(</text:span>end <text:span text:style-name="T6">-</text:span> start<text:span text:style-name="T6">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7">}</text:p>
      <text:p text:style-name="P9">Kod źródłowy 1. Kod problemu pisarzy i czytelników</text:p>
      <text:p text:style-name="P10"><draw:frame draw:style-name="fr1" draw:name="Object1" text:anchor-type="paragraph" svg:x="0.404cm" svg:y="0.42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W moim schemacie widać że czytelnicy <text:span text:style-name="T12">mają czytać przez 500 milisekund, natomiast pisarz piszę również 500 milisekund. Wchodzą partiami – 10 czytelników – 1 pisarz. Widać że czytelnicy czytają równolegle natomiast pisarz pisze pojedynczo. (500 milisekund + 500 milisekund = 1 sekunda = 1000000000 ns)</text:span></text:p>
      <text:h text:style-name="Heading_20_1" text:outline-level="1">2. Problem blokowania drobnoziarnistego.</text:h>
      <text:p text:style-name="Text_20_body">Poniżej znajduje się implementacja listy odsyłaczowej realizująca operacje dodawnia, usuwania i przeszukiwania listy metodą blokowania drobnoziarnistego.</text:p>
      <text:p text:style-name="Preformatted_20_Text"><text:span text:style-name="T2">class</text:span><text:span text:style-name="T13"> FineGrainedNode </text:span><text:span text:style-name="T3">{</text:span></text:p>
      <text:p text:style-name="P3"><text:s text:c="4"/><text:span text:style-name="T2">private</text:span> <text:span text:style-name="T5">Object</text:span> o<text:span text:style-name="T3">;</text:span></text:p>
      <text:p text:style-name="P3"><text:s text:c="4"/><text:span text:style-name="T2">private</text:span> FineGrainedNode nextNode<text:span text:style-name="T3">;</text:span></text:p>
      <text:p text:style-name="P3"><text:s text:c="4"/><text:span text:style-name="T5">Lock</text:span> lock <text:span text:style-name="T6">=</text:span> <text:span text:style-name="T2">new</text:span> <text:span text:style-name="T5">ReentrantLock</text:span><text:span text:style-name="T6">()</text:span><text:span text:style-name="T3">;</text:span></text:p>
      <text:p text:style-name="P6"><text:soft-page-break/></text:p>
      <text:p text:style-name="P3"><text:s text:c="4"/>FineGrainedNode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this</text:span><text:span text:style-name="T6">.</text:span>o <text:span text:style-name="T6">=</text:span> o<text:span text:style-name="T3">;</text:span></text:p>
      <text:p text:style-name="P3"><text:s text:c="8"/><text:span text:style-name="T2">this</text:span><text:span text:style-name="T6">.</text:span>nextNode <text:span text:style-name="T6">=</text:span> <text:span text:style-name="T2">null</text:span>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4">boolean</text:span> contains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nextNode <text:span text:style-name="T6">!=</text:span> <text:span text:style-name="T2">null</text:span><text:span text:style-name="T6">)</text:span> <text:span text:style-name="T3">{</text:span></text:p>
      <text:p text:style-name="P3"><text:s text:c="12"/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if</text:span> <text:span text:style-name="T6">(</text:span><text:span text:style-name="T2">this</text:span><text:span text:style-name="T6">.</text:span>nextNode<text:span text:style-name="T6">.</text:span>o <text:span text:style-name="T6">==</text:span> o<text:span text:style-name="T6">)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nextNode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<text:span text:style-name="T2">true</text:span><text:span text:style-name="T3">;</text:span></text:p>
      <text:p text:style-name="P3"><text:s text:c="12"/><text:span text:style-name="T3">}</text:span> <text:span text:style-name="T2">else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nextNode<text:span text:style-name="T6">.</text:span>contains<text:span text:style-name="T6">(</text:span>o<text:span text:style-name="T6">)</text:span><text:span text:style-name="T3">;</text:span></text:p>
      <text:p text:style-name="P3"><text:s text:c="12"/><text:span text:style-name="T3">}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false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6"/>
      <text:p text:style-name="P3"><text:s text:c="4"/><text:span text:style-name="T4">boolean</text:span> remove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<text:span text:style-name="T2">this</text:span><text:span text:style-name="T6">.</text:span>nextNode <text:span text:style-name="T6">!=</text:span> <text:span text:style-name="T2">null</text:span><text:span text:style-name="T6">)</text:span> <text:span text:style-name="T3">{</text:span></text:p>
      <text:p text:style-name="P3"><text:s text:c="12"/><text:span text:style-name="T2">this</text:span><text:span text:style-name="T6">.</text:span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if</text:span> <text:span text:style-name="T6">(</text:span>nextNode<text:span text:style-name="T6">.</text:span>o <text:span text:style-name="T6">==</text:span> o<text:span text:style-name="T6">)</text:span> <text:span text:style-name="T3">{</text:span></text:p>
      <text:p text:style-name="P3"><text:s text:c="16"/><text:span text:style-name="T2">this</text:span><text:span text:style-name="T6">.</text:span>nextNode <text:span text:style-name="T6">=</text:span> nextNode<text:span text:style-name="T6">.</text:span>nextNode<text:span text:style-name="T3">;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<text:span text:style-name="T2">true</text:span><text:span text:style-name="T3">;</text:span></text:p>
      <text:p text:style-name="P3"><text:s text:c="12"/><text:span text:style-name="T3">}</text:span> <text:span text:style-name="T2">else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nextNode<text:span text:style-name="T6">.</text:span>remove<text:span text:style-name="T6">(</text:span>o<text:span text:style-name="T6">)</text:span><text:span text:style-name="T3">;</text:span></text:p>
      <text:p text:style-name="P3"><text:s text:c="12"/><text:span text:style-name="T3">}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false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6"/>
      <text:p text:style-name="P3"><text:s text:c="4"/><text:span text:style-name="T4">boolean</text:span> add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<text:span text:style-name="T2">this</text:span><text:span text:style-name="T6">.</text:span>nextNode <text:span text:style-name="T6">==</text:span> <text:span text:style-name="T2">null</text:span><text:span text:style-name="T6">)</text:span> <text:span text:style-name="T3">{</text:span></text:p>
      <text:p text:style-name="P3"><text:s text:c="12"/><text:span text:style-name="T2">this</text:span><text:span text:style-name="T6">.</text:span>nextNode <text:span text:style-name="T6">=</text:span> <text:span text:style-name="T2">new</text:span> FineGrainedNode<text:span text:style-name="T6">(</text:span>o<text:span text:style-name="T6">)</text:span><text:span text:style-name="T3">;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true</text:span><text:span text:style-name="T3">;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nextNode<text:span text:style-name="T6">.</text:span>add<text:span text:style-name="T6">(</text:span>o<text:span text:style-name="T6">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6"/>
      <text:p text:style-name="P3"><text:span text:style-name="T2">public</text:span> <text:span text:style-name="T2">class</text:span> FineGrained <text:span text:style-name="T3">{</text:span></text:p>
      <text:p text:style-name="P3"><text:s text:c="4"/><text:span text:style-name="T2">public</text:span> <text:span text:style-name="T2">static</text:span> <text:span text:style-name="T4">void</text:span> main<text:span text:style-name="T6">(</text:span><text:span text:style-name="T5">String</text:span><text:span text:style-name="T6">[]</text:span> args<text:span text:style-name="T6">)</text:span> <text:span text:style-name="T2">throws</text:span> <text:span text:style-name="T5">InterruptedException</text:span> <text:span text:style-name="T3">{</text:span></text:p>
      <text:p text:style-name="P6"/>
      <text:p text:style-name="P3"><text:s text:c="8"/><text:span text:style-name="T11">//Setup</text:span></text:p>
      <text:p text:style-name="P3"><text:s text:c="8"/>FineGrainedNode head <text:span text:style-name="T6">=</text:span> <text:span text:style-name="T2">new</text:span> FineGrainedNode<text:span text:style-name="T6">(</text:span><text:span text:style-name="T2">new</text:span> <text:span text:style-name="T5">Object</text:span><text:span text:style-name="T6">())</text:span><text:span text:style-name="T3">;</text:span></text:p>
      <text:p text:style-name="P3"><text:s text:c="8"/><text:span text:style-name="T5">Object</text:span><text:span text:style-name="T6">[]</text:span> objects <text:span text:style-name="T6">=</text:span> <text:span text:style-name="T2">new</text:span> <text:span text:style-name="T5">Object</text:span><text:span text:style-name="T6">[</text:span><text:span text:style-name="T8">1000</text:span><text:span text:style-name="T6">]</text:span><text:span text:style-name="T3">;</text:span></text:p>
      <text:p text:style-name="P6"/>
      <text:p text:style-name="P3"><text:s text:c="8"/><text:span text:style-name="T5">Thread</text:span><text:span text:style-name="T6">[]</text:span> runner <text:span text:style-name="T6">=</text:span> <text:span text:style-name="T2">new</text:span> <text:span text:style-name="T5">Thread</text:span><text:span text:style-name="T6">[</text:span><text:span text:style-name="T8">100</text:span><text:span text:style-name="T6">]</text:span><text:span text:style-name="T3">;</text:span></text:p>
      <text:p text:style-name="P6"/>
      <text:p text:style-name="P3"><text:s text:c="8"/><text:span text:style-name="T11">//Adding to list</text:span></text:p>
      <text:p text:style-name="P3"><text:soft-page-break/><text:s text:c="8"/><text:span text:style-name="T4">long</text:span> add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</text:span><text:span text:style-name="T3">;</text:span> i<text:span text:style-name="T6">++)</text:span> <text:span text:style-name="T3">{</text:span></text:p>
      <text:p text:style-name="P3"><text:s text:c="12"/><text:span text:style-name="T2">for</text:span><text:span text:style-name="T6">(</text:span><text:span text:style-name="T4">int</text:span> j <text:span text:style-name="T6">=</text:span> <text:span text:style-name="T8">0</text:span><text:span text:style-name="T3">;</text:span> j <text:span text:style-name="T6">&lt;</text:span> <text:span text:style-name="T8">100</text:span><text:span text:style-name="T3">;</text:span> j<text:span text:style-name="T6">++)</text:span> <text:span text:style-name="T3">{</text:span></text:p>
      <text:p text:style-name="P3"><text:s text:c="16"/>objects<text:span text:style-name="T6">[</text:span><text:span text:style-name="T8">100</text:span> <text:span text:style-name="T6">*</text:span> i <text:span text:style-name="T6">+</text:span> j<text:span text:style-name="T6">]</text:span> <text:span text:style-name="T6">=</text:span> <text:span text:style-name="T2">new</text:span> <text:span text:style-name="T5">Object</text:span><text:span text:style-name="T6">()</text:span><text:span text:style-name="T3">;</text:span></text:p>
      <text:p text:style-name="P3"><text:s text:c="12"/><text:span text:style-name="T3">}</text:span></text:p>
      <text:p text:style-name="P3"><text:s text:c="12"/><text:span text:style-name="T2">final</text:span> <text:span text:style-name="T4">int</text:span> bound <text:span text:style-name="T6">=</text:span> i<text:span text:style-name="T3">;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<text:span text:style-name="T2">for</text:span><text:span text:style-name="T6">(</text:span><text:span text:style-name="T4">int</text:span> k <text:span text:style-name="T6">=</text:span> bound<text:span text:style-name="T6">*</text:span><text:span text:style-name="T8">100</text:span><text:span text:style-name="T3">;</text:span> k <text:span text:style-name="T6">&lt;</text:span> <text:span text:style-name="T6">((</text:span>bound<text:span text:style-name="T6">+</text:span><text:span text:style-name="T8">1</text:span><text:span text:style-name="T6">)</text:span> <text:span text:style-name="T6">*</text:span> <text:span text:style-name="T8">100</text:span><text:span text:style-name="T6">)</text:span><text:span text:style-name="T3">;</text:span> k<text:span text:style-name="T6">++)</text:span> <text:span text:style-name="T3">{</text:span></text:p>
      <text:p text:style-name="P3"><text:s text:c="20"/>head<text:span text:style-name="T6">.</text:span>lock<text:span text:style-name="T6">.</text:span>lock<text:span text:style-name="T6">()</text:span><text:span text:style-name="T3">;</text:span></text:p>
      <text:p text:style-name="P3"><text:s text:c="20"/>head<text:span text:style-name="T6">.</text:span>add<text:span text:style-name="T6">(</text:span>objects<text:span text:style-name="T6">[</text:span>k<text:span text:style-name="T6">])</text:span><text:span text:style-name="T3">;</text:span></text:p>
      <text:p text:style-name="P3"><text:s text:c="16"/><text:span text:style-name="T3">}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add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11">//Containing</text:span></text:p>
      <text:p text:style-name="P6"/>
      <text:p text:style-name="P3"><text:s text:c="8"/><text:span text:style-name="T5">Random</text:span> rand <text:span text:style-name="T6">=</text:span> <text:span text:style-name="T2">new</text:span> <text:span text:style-name="T5">Random</text:span><text:span text:style-name="T6">()</text:span><text:span text:style-name="T3">;</text:span></text:p>
      <text:p text:style-name="P6"/>
      <text:p text:style-name="P3"><text:s text:c="8"/><text:span text:style-name="T4">long</text:span> contain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head<text:span text:style-name="T6">.</text:span>lock<text:span text:style-name="T6">.</text:span>lock<text:span text:style-name="T6">()</text:span><text:span text:style-name="T3">;</text:span></text:p>
      <text:p text:style-name="P3"><text:s text:c="16"/>head<text:span text:style-name="T6">.</text:span>contains<text:span text:style-name="T6">(</text:span>objects<text:span text:style-name="T6">[</text:span>rand<text:span text:style-name="T6">.</text:span>nextInt<text:span text:style-name="T6">(</text:span><text:span text:style-name="T8">999</text:span><text:span text:style-name="T6">)])</text:span><text:span text:style-name="T3">;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contain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3"><text:s text:c="8"/><text:span text:style-name="T11">//Removing</text:span></text:p>
      <text:p text:style-name="P3"><text:s text:c="8"/><text:span text:style-name="T4">long</text:span> remov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head<text:span text:style-name="T6">.</text:span>lock<text:span text:style-name="T6">.</text:span>lock<text:span text:style-name="T6">()</text:span><text:span text:style-name="T3">;</text:span></text:p>
      <text:p text:style-name="P3"><text:s text:c="16"/>head<text:span text:style-name="T6">.</text:span>remove<text:span text:style-name="T6">(</text:span>objects<text:span text:style-name="T6">[</text:span>rand<text:span text:style-name="T6">.</text:span>nextInt<text:span text:style-name="T6">(</text:span><text:span text:style-name="T8">999</text:span><text:span text:style-name="T6">)])</text:span><text:span text:style-name="T3">;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remov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11">// Output</text:span></text:p>
      <text:p text:style-name="P3"><text:s text:c="8"/></text:p>
      <text:p text:style-name="P3"><text:s text:c="8"/><text:span text:style-name="T5">System</text:span><text:span text:style-name="T6">.</text:span>out<text:span text:style-name="T6">.</text:span>println<text:span text:style-name="T6">(</text:span><text:span text:style-name="T9">"Adding time: "</text:span> <text:span text:style-name="T6">+</text:span> <text:span text:style-name="T6">(</text:span>addingEnd <text:span text:style-name="T6">-</text:span> add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 text:c="8"/><text:span text:style-name="T5">System</text:span><text:span text:style-name="T6">.</text:span>out<text:span text:style-name="T6">.</text:span>println<text:span text:style-name="T6">(</text:span><text:span text:style-name="T9">"Containing time: "</text:span> <text:span text:style-name="T6">+</text:span> <text:span text:style-name="T6">(</text:span>containingEnd <text:span text:style-name="T6">-</text:span> contain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oft-page-break/><text:s text:c="8"/><text:span text:style-name="T5">System</text:span><text:span text:style-name="T6">.</text:span>out<text:span text:style-name="T6">.</text:span>println<text:span text:style-name="T6">(</text:span><text:span text:style-name="T9">"Removing time: "</text:span> <text:span text:style-name="T6">+</text:span> <text:span text:style-name="T6">(</text:span>removingEnd <text:span text:style-name="T6">-</text:span> remov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 text:c="4"/><text:span text:style-name="T3">}</text:span></text:p>
      <text:p text:style-name="P7">}</text:p>
      <text:p text:style-name="Text_20_body">Bardzo podobną listę, ale bez zamków na każdym nodzie, natomiast jednym globalnym, okalającym dostęp do tablicy podałem testom czasowym. Poniższy wykrest prezentuje zebrane wyniki.</text:p>
      <text:p text:style-name="Text_20_body"><draw:frame draw:style-name="fr1" draw:name="Object2" text:anchor-type="paragraph" svg:x="-0.005cm" svg:y="0.18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paragraph" svg:x="0.189cm" svg:y="9.687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Text_20_body"/>
      <text:p text:style-name="Text_20_body"/>
      <text:p text:style-name="Text_20_body"/>
      <text:p text:style-name="Text_20_body"><draw:frame draw:style-name="fr1" draw:name="Object4" text:anchor-type="paragraph" svg:x="0.693cm" svg:y="-0.395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chart</svg:desc></draw:frame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Verdana" svg:font-family="Verdan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56:16.682227346</meta:creation-date>
    <meta:generator>LibreOffice/6.0.7.3$Linux_X86_64 LibreOffice_project/00m0$Build-3</meta:generator>
    <dc:date>2019-11-11T18:22:40.142221605</dc:date>
    <meta:editing-duration>PT45M17S</meta:editing-duration>
    <meta:editing-cycles>10</meta:editing-cycles>
    <meta:document-statistic meta:table-count="0" meta:image-count="0" meta:object-count="4" meta:page-count="7" meta:paragraph-count="217" meta:word-count="807" meta:character-count="8224" meta:non-whitespace-character-count="56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2.373cm" svg:y="0.315cm" chart:style-name="ch2">
          <text:p>Wykres czasu wykonania problemu pisarzy/czytelników</text:p>
        </chart:title>
        <chart:plot-area chart:style-name="ch3" chart:data-source-has-labels="both" svg:x="1.33cm" svg:y="1.273cm" svg:width="14.349cm" svg:height="6.56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618cm" svg:y="1.273cm" svg:width="12.035cm" svg:height="5.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687cm" svg:y="8.018cm" chart:style-name="ch5">
              <text:p>Ilość pisarzy/czytelników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717cm" chart:style-name="ch7">
              <text:p>Czas działania programu 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/10</text:p>
              </table:table-cell>
              <table:table-cell office:value-type="float" office:value="1011639659">
                <text:p>1011639659</text:p>
              </table:table-cell>
            </table:table-row>
            <table:table-row>
              <table:table-cell office:value-type="string">
                <text:p>2/20</text:p>
              </table:table-cell>
              <table:table-cell office:value-type="float" office:value="2005102495">
                <text:p>2005102495</text:p>
              </table:table-cell>
            </table:table-row>
            <table:table-row>
              <table:table-cell office:value-type="string">
                <text:p>3/30</text:p>
              </table:table-cell>
              <table:table-cell office:value-type="float" office:value="3009249110">
                <text:p>3009249110</text:p>
              </table:table-cell>
            </table:table-row>
            <table:table-row>
              <table:table-cell office:value-type="string">
                <text:p>4/40</text:p>
              </table:table-cell>
              <table:table-cell office:value-type="float" office:value="4008091723">
                <text:p>4008091723</text:p>
              </table:table-cell>
            </table:table-row>
            <table:table-row>
              <table:table-cell office:value-type="string">
                <text:p>5/50</text:p>
              </table:table-cell>
              <table:table-cell office:value-type="float" office:value="5008051098">
                <text:p>5008051098</text:p>
              </table:table-cell>
            </table:table-row>
            <table:table-row>
              <table:table-cell office:value-type="string">
                <text:p>6/60</text:p>
              </table:table-cell>
              <table:table-cell office:value-type="float" office:value="6008430335">
                <text:p>6008430335</text:p>
              </table:table-cell>
            </table:table-row>
            <table:table-row>
              <table:table-cell office:value-type="string">
                <text:p>7/70</text:p>
              </table:table-cell>
              <table:table-cell office:value-type="float" office:value="7009843043">
                <text:p>7009843043</text:p>
              </table:table-cell>
            </table:table-row>
            <table:table-row>
              <table:table-cell office:value-type="string">
                <text:p>8/80</text:p>
              </table:table-cell>
              <table:table-cell office:value-type="float" office:value="8009669563">
                <text:p>8009669563</text:p>
              </table:table-cell>
            </table:table-row>
            <table:table-row>
              <table:table-cell office:value-type="string">
                <text:p>9/90</text:p>
              </table:table-cell>
              <table:table-cell office:value-type="float" office:value="9012911615">
                <text:p>9012911615</text:p>
              </table:table-cell>
            </table:table-row>
            <table:table-row>
              <table:table-cell office:value-type="string">
                <text:p>10/100</text:p>
              </table:table-cell>
              <table:table-cell office:value-type="float" office:value="10323585930">
                <text:p>10323585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534cm" svg:y="0.315cm" chart:style-name="ch2">
          <text:p>Adding time comparison</text:p>
        </chart:title>
        <chart:plot-area chart:style-name="ch3" chart:data-source-has-labels="both" svg:x="1.33cm" svg:y="1.273cm" svg:width="14.349cm" svg:height="6.566cm">
          <chartooo:coordinate-region svg:x="3.618cm" svg:y="1.472cm" svg:width="12.061cm" svg:height="5.72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1363895">
                <text:p>631363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8531667">
                <text:p>291853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0102029">
                <text:p>577010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99717339">
                <text:p>85997173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164cm" svg:y="0.315cm" chart:style-name="ch2">
          <text:p>Containing time comparison</text:p>
        </chart:title>
        <chart:plot-area chart:style-name="ch3" chart:data-source-has-labels="both" svg:x="1.33cm" svg:y="1.273cm" svg:width="14.349cm" svg:height="6.566cm">
          <chartooo:coordinate-region svg:x="3.433cm" svg:y="1.473cm" svg:width="12.246cm" svg:height="5.719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648704">
                <text:p>10364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62107">
                <text:p>51046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4817694">
                <text:p>1014817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9851627">
                <text:p>13798516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217cm" svg:y="0.315cm" chart:style-name="ch2">
          <text:p>Removing time comparison</text:p>
        </chart:title>
        <chart:plot-area chart:style-name="ch3" chart:data-source-has-labels="both" svg:x="1.33cm" svg:y="1.273cm" svg:width="14.349cm" svg:height="6.566cm">
          <chartooo:coordinate-region svg:x="3.433cm" svg:y="1.473cm" svg:width="12.246cm" svg:height="5.719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62101">
                <text:p>10116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746754">
                <text:p>45974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4606673">
                <text:p>914606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231698">
                <text:p>15002316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